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612 Mono" svg:font-family="'B612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11cm" style:rel-column-width="800*"/>
    </style:style>
    <style:style style:name="Table1.B" style:family="table-column">
      <style:table-column-properties style:column-width="6.585cm" style:rel-column-width="3733*"/>
    </style:style>
    <style:style style:name="Table1.C" style:family="table-column">
      <style:table-column-properties style:column-width="9.005cm" style:rel-column-width="5105*"/>
    </style:style>
    <style:style style:name="Table1.1" style:family="table-row">
      <style:table-row-properties style:row-height="1.289cm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B612 Mono" fo:font-size="28pt" officeooo:rsid="000064db" officeooo:paragraph-rsid="000064db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style:font-name="B612 Mono" fo:font-size="28pt" officeooo:rsid="000064db" officeooo:paragraph-rsid="000064db" style:font-size-asian="28pt" style:font-size-complex="28pt"/>
    </style:style>
    <style:style style:name="P3" style:family="paragraph" style:parent-style-name="Table_20_Contents">
      <style:paragraph-properties fo:text-align="start" style:justify-single-word="false"/>
      <style:text-properties style:font-name="B612 Mono" fo:font-size="14pt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color="#00a933" loext:opacity="100%" style:font-name="B612 Mono" fo:font-size="14pt" officeooo:rsid="000064db" officeooo:paragraph-rsid="000064db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color="#e8a202" loext:opacity="100%" style:font-name="B612 Mono" fo:font-size="14pt" officeooo:rsid="000064db" officeooo:paragraph-rsid="000064db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color="#c9211e" loext:opacity="100%" style:font-name="B612 Mono" fo:font-size="14pt" officeooo:rsid="000064db" officeooo:paragraph-rsid="000064db" style:font-size-asian="14pt" style:font-size-complex="14pt"/>
    </style:style>
    <style:style style:name="P7" style:family="paragraph" style:parent-style-name="Table_20_Heading">
      <style:paragraph-properties fo:text-align="start" style:justify-single-word="false"/>
      <style:text-properties style:font-name="B612 Mono" fo:font-size="14pt" officeooo:rsid="000064db" officeooo:paragraph-rsid="000064db" style:font-size-asian="14pt" style:font-size-complex="14pt"/>
    </style:style>
    <style:style style:name="T1" style:family="text">
      <style:text-properties fo:font-size="14pt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iralboard Warteliste<text:line-break/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7">Nr.</text:p>
            </table:table-cell>
            <table:table-cell table:style-name="Table1.A1" office:value-type="string">
              <text:p text:style-name="P7">Name</text:p>
            </table:table-cell>
            <table:table-cell table:style-name="Table1.A1" office:value-type="string">
              <text:p text:style-name="P7">Telefonnummer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4">1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2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3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4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5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6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7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8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9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10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11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12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13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14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15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16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17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4">18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19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20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21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22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23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24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25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26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27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28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5">29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5">30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6">31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6">32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6">33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6">34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612 Mono" svg:font-family="'B612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8:14:58.802450504</meta:creation-date>
    <dc:date>2023-09-16T08:25:03.349028034</dc:date>
    <meta:editing-duration>PT10M5S</meta:editing-duration>
    <meta:editing-cycles>1</meta:editing-cycles>
    <meta:document-statistic meta:table-count="1" meta:image-count="0" meta:object-count="0" meta:page-count="2" meta:paragraph-count="38" meta:word-count="39" meta:character-count="136" meta:non-whitespace-character-count="134"/>
    <meta:generator>LibreOffice/7.6.0.3$Linux_X86_64 LibreOffice_project/60$Build-3</meta:generator>
  </office:meta>
</office:document-meta>
</file>